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Created by https://www.toptal.com/developers/gitignore/api/java,intellij,windows,linux,git</text:p>
      <text:p text:style-name="Preformatted_20_Text"># Edit at https://www.toptal.com/developers/gitignore?templates=java,intellij,windows,linux,git</text:p>
      <text:p text:style-name="Preformatted_20_Text"/>
      <text:p text:style-name="Preformatted_20_Text">### Git ###</text:p>
      <text:p text:style-name="Preformatted_20_Text"># Created by git for backups. To disable backups in Git:</text:p>
      <text:p text:style-name="Preformatted_20_Text"># $ git config --global mergetool.keepBackup false</text:p>
      <text:p text:style-name="Preformatted_20_Text">*.orig</text:p>
      <text:p text:style-name="Preformatted_20_Text"/>
      <text:p text:style-name="Preformatted_20_Text"># Created by git when using merge tools for conflicts</text:p>
      <text:p text:style-name="Preformatted_20_Text">*.BACKUP.*</text:p>
      <text:p text:style-name="Preformatted_20_Text">*.BASE.*</text:p>
      <text:p text:style-name="Preformatted_20_Text">*.LOCAL.*</text:p>
      <text:p text:style-name="Preformatted_20_Text">*.REMOTE.*</text:p>
      <text:p text:style-name="Preformatted_20_Text">*_BACKUP_*.txt</text:p>
      <text:p text:style-name="Preformatted_20_Text">*_BASE_*.txt</text:p>
      <text:p text:style-name="Preformatted_20_Text">*_LOCAL_*.txt</text:p>
      <text:p text:style-name="Preformatted_20_Text">*_REMOTE_*.txt</text:p>
      <text:p text:style-name="Preformatted_20_Text"/>
      <text:p text:style-name="Preformatted_20_Text">### Intellij ###</text:p>
      <text:p text:style-name="Preformatted_20_Text"># Covers JetBrains IDEs: IntelliJ, RubyMine, PhpStorm, AppCode, PyCharm, CLion, Android Studio, WebStorm and Rider</text:p>
      <text:p text:style-name="Preformatted_20_Text"># Reference: https://intellij-support.jetbrains.com/hc/en-us/articles/206544839</text:p>
      <text:p text:style-name="Preformatted_20_Text"/>
      <text:p text:style-name="Preformatted_20_Text"># User-specific stuff</text:p>
      <text:p text:style-name="Preformatted_20_Text">.idea/**/workspace.xml</text:p>
      <text:p text:style-name="Preformatted_20_Text">.idea/**/tasks.xml</text:p>
      <text:p text:style-name="Preformatted_20_Text">.idea/**/usage.statistics.xml</text:p>
      <text:p text:style-name="Preformatted_20_Text">.idea/**/dictionaries</text:p>
      <text:p text:style-name="Preformatted_20_Text">.idea/**/shelf</text:p>
      <text:p text:style-name="Preformatted_20_Text"/>
      <text:p text:style-name="Preformatted_20_Text"># Generated files</text:p>
      <text:p text:style-name="Preformatted_20_Text">.idea/**/contentModel.xml</text:p>
      <text:p text:style-name="Preformatted_20_Text"/>
      <text:p text:style-name="Preformatted_20_Text"># Sensitive or high-churn files</text:p>
      <text:p text:style-name="Preformatted_20_Text">.idea/**/dataSources/</text:p>
      <text:p text:style-name="Preformatted_20_Text">.idea/**/dataSources.ids</text:p>
      <text:p text:style-name="Preformatted_20_Text">.idea/**/dataSources.local.xml</text:p>
      <text:p text:style-name="Preformatted_20_Text">.idea/**/sqlDataSources.xml</text:p>
      <text:p text:style-name="Preformatted_20_Text">.idea/**/dynamic.xml</text:p>
      <text:p text:style-name="Preformatted_20_Text">.idea/**/uiDesigner.xml</text:p>
      <text:p text:style-name="Preformatted_20_Text">.idea/**/dbnavigator.xml</text:p>
      <text:p text:style-name="Preformatted_20_Text"/>
      <text:p text:style-name="Preformatted_20_Text"># Gradle</text:p>
      <text:p text:style-name="Preformatted_20_Text">.idea/**/gradle.xml</text:p>
      <text:p text:style-name="Preformatted_20_Text">.idea/**/libraries</text:p>
      <text:p text:style-name="Preformatted_20_Text"/>
      <text:p text:style-name="Preformatted_20_Text"># Gradle and Maven with auto-import</text:p>
      <text:p text:style-name="Preformatted_20_Text"># When using Gradle or Maven with auto-import, you should exclude module files,</text:p>
      <text:p text:style-name="Preformatted_20_Text"># since they will be recreated, and may cause churn. <text:s/>Uncomment if using</text:p>
      <text:p text:style-name="Preformatted_20_Text"># auto-import.</text:p>
      <text:p text:style-name="Preformatted_20_Text"># .idea/artifacts</text:p>
      <text:p text:style-name="Preformatted_20_Text"># .idea/compiler.xml</text:p>
      <text:p text:style-name="Preformatted_20_Text"># .idea/jarRepositories.xml</text:p>
      <text:p text:style-name="Preformatted_20_Text"># .idea/modules.xml</text:p>
      <text:p text:style-name="Preformatted_20_Text"># .idea/*.iml</text:p>
      <text:p text:style-name="Preformatted_20_Text"># .idea/modules</text:p>
      <text:p text:style-name="Preformatted_20_Text"># *.iml</text:p>
      <text:p text:style-name="Preformatted_20_Text"># *.ipr</text:p>
      <text:p text:style-name="Preformatted_20_Text"/>
      <text:p text:style-name="Preformatted_20_Text"># CMake</text:p>
      <text:p text:style-name="Preformatted_20_Text">cmake-build-*/</text:p>
      <text:p text:style-name="Preformatted_20_Text"/>
      <text:p text:style-name="Preformatted_20_Text"><text:soft-page-break/># Mongo Explorer plugin</text:p>
      <text:p text:style-name="Preformatted_20_Text">.idea/**/mongoSettings.xml</text:p>
      <text:p text:style-name="Preformatted_20_Text"/>
      <text:p text:style-name="Preformatted_20_Text"># File-based project format</text:p>
      <text:p text:style-name="Preformatted_20_Text">*.iws</text:p>
      <text:p text:style-name="Preformatted_20_Text"/>
      <text:p text:style-name="Preformatted_20_Text"># IntelliJ</text:p>
      <text:p text:style-name="Preformatted_20_Text">out/</text:p>
      <text:p text:style-name="Preformatted_20_Text"/>
      <text:p text:style-name="Preformatted_20_Text"># mpeltonen/sbt-idea plugin</text:p>
      <text:p text:style-name="Preformatted_20_Text">.idea_modules/</text:p>
      <text:p text:style-name="Preformatted_20_Text"/>
      <text:p text:style-name="Preformatted_20_Text"># JIRA plugin</text:p>
      <text:p text:style-name="Preformatted_20_Text">atlassian-ide-plugin.xml</text:p>
      <text:p text:style-name="Preformatted_20_Text"/>
      <text:p text:style-name="Preformatted_20_Text"># Cursive Clojure plugin</text:p>
      <text:p text:style-name="Preformatted_20_Text">.idea/replstate.xml</text:p>
      <text:p text:style-name="Preformatted_20_Text"/>
      <text:p text:style-name="Preformatted_20_Text"># Crashlytics plugin (for Android Studio and IntelliJ)</text:p>
      <text:p text:style-name="Preformatted_20_Text">com_crashlytics_export_strings.xml</text:p>
      <text:p text:style-name="Preformatted_20_Text">crashlytics.properties</text:p>
      <text:p text:style-name="Preformatted_20_Text">crashlytics-build.properties</text:p>
      <text:p text:style-name="Preformatted_20_Text">fabric.properties</text:p>
      <text:p text:style-name="Preformatted_20_Text"/>
      <text:p text:style-name="Preformatted_20_Text"># Editor-based Rest Client</text:p>
      <text:p text:style-name="Preformatted_20_Text">.idea/httpRequests</text:p>
      <text:p text:style-name="Preformatted_20_Text"/>
      <text:p text:style-name="Preformatted_20_Text"># Android studio 3.1+ serialized cache file</text:p>
      <text:p text:style-name="Preformatted_20_Text">.idea/caches/build_file_checksums.ser</text:p>
      <text:p text:style-name="Preformatted_20_Text"/>
      <text:p text:style-name="Preformatted_20_Text">### Intellij Patch ###</text:p>
      <text:p text:style-name="Preformatted_20_Text"># Comment Reason: https://github.com/joeblau/gitignore.io/issues/186#issuecomment-215987721</text:p>
      <text:p text:style-name="Preformatted_20_Text"/>
      <text:p text:style-name="Preformatted_20_Text"># *.iml</text:p>
      <text:p text:style-name="Preformatted_20_Text"># modules.xml</text:p>
      <text:p text:style-name="Preformatted_20_Text"># .idea/misc.xml</text:p>
      <text:p text:style-name="Preformatted_20_Text"># *.ipr</text:p>
      <text:p text:style-name="Preformatted_20_Text"/>
      <text:p text:style-name="Preformatted_20_Text"># Sonarlint plugin</text:p>
      <text:p text:style-name="Preformatted_20_Text"># https://plugins.jetbrains.com/plugin/7973-sonarlint</text:p>
      <text:p text:style-name="Preformatted_20_Text">.idea/**/sonarlint/</text:p>
      <text:p text:style-name="Preformatted_20_Text"/>
      <text:p text:style-name="Preformatted_20_Text"># SonarQube Plugin</text:p>
      <text:p text:style-name="Preformatted_20_Text"># https://plugins.jetbrains.com/plugin/7238-sonarqube-community-plugin</text:p>
      <text:p text:style-name="Preformatted_20_Text">.idea/**/sonarIssues.xml</text:p>
      <text:p text:style-name="Preformatted_20_Text"/>
      <text:p text:style-name="Preformatted_20_Text"># Markdown Navigator plugin</text:p>
      <text:p text:style-name="Preformatted_20_Text"># https://plugins.jetbrains.com/plugin/7896-markdown-navigator-enhanced</text:p>
      <text:p text:style-name="Preformatted_20_Text">.idea/**/markdown-navigator.xml</text:p>
      <text:p text:style-name="Preformatted_20_Text">.idea/**/markdown-navigator-enh.xml</text:p>
      <text:p text:style-name="Preformatted_20_Text">.idea/**/markdown-navigator/</text:p>
      <text:p text:style-name="Preformatted_20_Text"/>
      <text:p text:style-name="Preformatted_20_Text"># Cache file creation bug</text:p>
      <text:p text:style-name="Preformatted_20_Text"># See https://youtrack.jetbrains.com/issue/JBR-2257</text:p>
      <text:p text:style-name="Preformatted_20_Text">.idea/$CACHE_FILE$</text:p>
      <text:p text:style-name="Preformatted_20_Text"/>
      <text:p text:style-name="Preformatted_20_Text"># CodeStream plugin</text:p>
      <text:p text:style-name="Preformatted_20_Text"># https://plugins.jetbrains.com/plugin/12206-codestream</text:p>
      <text:p text:style-name="Preformatted_20_Text">.idea/codestream.xml</text:p>
      <text:p text:style-name="Preformatted_20_Text"/>
      <text:p text:style-name="Preformatted_20_Text">### Java ###</text:p>
      <text:p text:style-name="Preformatted_20_Text"># Compiled class file</text:p>
      <text:p text:style-name="Preformatted_20_Text">*.class</text:p>
      <text:p text:style-name="Preformatted_20_Text"><text:soft-page-break/></text:p>
      <text:p text:style-name="Preformatted_20_Text"># Log file</text:p>
      <text:p text:style-name="Preformatted_20_Text">*.log</text:p>
      <text:p text:style-name="Preformatted_20_Text"/>
      <text:p text:style-name="Preformatted_20_Text"># BlueJ files</text:p>
      <text:p text:style-name="Preformatted_20_Text">*.ctxt</text:p>
      <text:p text:style-name="Preformatted_20_Text"/>
      <text:p text:style-name="Preformatted_20_Text"># Mobile Tools for Java (J2ME)</text:p>
      <text:p text:style-name="Preformatted_20_Text">.mtj.tmp/</text:p>
      <text:p text:style-name="Preformatted_20_Text"/>
      <text:p text:style-name="Preformatted_20_Text"># Package Files #</text:p>
      <text:p text:style-name="Preformatted_20_Text">*.jar</text:p>
      <text:p text:style-name="Preformatted_20_Text">*.war</text:p>
      <text:p text:style-name="Preformatted_20_Text">*.nar</text:p>
      <text:p text:style-name="Preformatted_20_Text">*.ear</text:p>
      <text:p text:style-name="Preformatted_20_Text">*.zip</text:p>
      <text:p text:style-name="Preformatted_20_Text">*.tar.gz</text:p>
      <text:p text:style-name="Preformatted_20_Text">*.rar</text:p>
      <text:p text:style-name="Preformatted_20_Text"/>
      <text:p text:style-name="Preformatted_20_Text"># virtual machine crash logs, see http://www.java.com/en/download/help/error_hotspot.xml</text:p>
      <text:p text:style-name="Preformatted_20_Text">hs_err_pid*</text:p>
      <text:p text:style-name="Preformatted_20_Text"/>
      <text:p text:style-name="Preformatted_20_Text">### Linux ###</text:p>
      <text:p text:style-name="Preformatted_20_Text">*~</text:p>
      <text:p text:style-name="Preformatted_20_Text"/>
      <text:p text:style-name="Preformatted_20_Text"># temporary files which can be created if a process still has a handle open of a deleted file</text:p>
      <text:p text:style-name="Preformatted_20_Text">.fuse_hidden*</text:p>
      <text:p text:style-name="Preformatted_20_Text"/>
      <text:p text:style-name="Preformatted_20_Text"># KDE directory preferences</text:p>
      <text:p text:style-name="Preformatted_20_Text">.directory</text:p>
      <text:p text:style-name="Preformatted_20_Text"/>
      <text:p text:style-name="Preformatted_20_Text"># Linux trash folder which might appear on any partition or disk</text:p>
      <text:p text:style-name="Preformatted_20_Text">.Trash-*</text:p>
      <text:p text:style-name="Preformatted_20_Text"/>
      <text:p text:style-name="Preformatted_20_Text"># .nfs files are created when an open file is removed but is still being accessed</text:p>
      <text:p text:style-name="Preformatted_20_Text">.nfs*</text:p>
      <text:p text:style-name="Preformatted_20_Text"/>
      <text:p text:style-name="Preformatted_20_Text">### Windows ###</text:p>
      <text:p text:style-name="Preformatted_20_Text"># Windows thumbnail cache files</text:p>
      <text:p text:style-name="Preformatted_20_Text">Thumbs.db</text:p>
      <text:p text:style-name="Preformatted_20_Text">Thumbs.db:encryptable</text:p>
      <text:p text:style-name="Preformatted_20_Text">ehthumbs.db</text:p>
      <text:p text:style-name="Preformatted_20_Text">ehthumbs_vista.db</text:p>
      <text:p text:style-name="Preformatted_20_Text"/>
      <text:p text:style-name="Preformatted_20_Text"># Dump file</text:p>
      <text:p text:style-name="Preformatted_20_Text">*.stackdump</text:p>
      <text:p text:style-name="Preformatted_20_Text"/>
      <text:p text:style-name="Preformatted_20_Text"># Folder config file</text:p>
      <text:p text:style-name="Preformatted_20_Text">[Dd]esktop.ini</text:p>
      <text:p text:style-name="Preformatted_20_Text"/>
      <text:p text:style-name="Preformatted_20_Text"># Recycle Bin used on file shares</text:p>
      <text:p text:style-name="Preformatted_20_Text">$RECYCLE.BIN/</text:p>
      <text:p text:style-name="Preformatted_20_Text"/>
      <text:p text:style-name="Preformatted_20_Text"># Windows Installer files</text:p>
      <text:p text:style-name="Preformatted_20_Text">*.cab</text:p>
      <text:p text:style-name="Preformatted_20_Text">*.msi</text:p>
      <text:p text:style-name="Preformatted_20_Text">*.msix</text:p>
      <text:p text:style-name="Preformatted_20_Text">*.msm</text:p>
      <text:p text:style-name="Preformatted_20_Text">*.msp</text:p>
      <text:p text:style-name="Preformatted_20_Text"/>
      <text:p text:style-name="Preformatted_20_Text"># Windows shortcuts</text:p>
      <text:p text:style-name="Preformatted_20_Text"><text:soft-page-break/>*.lnk</text:p>
      <text:p text:style-name="Preformatted_20_Text"/>
      <text:p text:style-name="P1"># End of https://www.toptal.com/developers/gitignore/api/java,intellij,windows,linux,gi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1:47:07.388868171</meta:creation-date>
    <dc:date>2020-10-15T11:49:41.262515300</dc:date>
    <meta:editing-duration>PT3M6S</meta:editing-duration>
    <meta:editing-cycles>1</meta:editing-cycles>
    <meta:document-statistic meta:table-count="0" meta:image-count="0" meta:object-count="0" meta:page-count="4" meta:paragraph-count="145" meta:word-count="401" meta:character-count="3605" meta:non-whitespace-character-count="3349"/>
    <meta:generator>LibreOffice/6.4.6.2$Linux_X86_64 LibreOffice_project/40$Build-2</meta:generator>
  </office:meta>
</office:document-meta>
</file>